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8.5cm" style:rel-column-width="32767*"/>
    </style:style>
    <style:style style:name="Таблица10.B" style:family="table-column">
      <style:table-column-properties style:column-width="8.5cm" style:rel-column-width="32768*"/>
    </style:style>
    <style:style style:name="Таблица10.A1" style:family="table-cell">
      <style:table-cell-properties fo:padding="0cm" fo:border="none"/>
    </style:style>
    <style:style style:name="Таблица12" style:family="table">
      <style:table-properties style:width="17cm" table:align="margins" fo:keep-with-next="always" style:may-break-between-rows="true"/>
    </style:style>
    <style:style style:name="Таблица12.A" style:family="table-column">
      <style:table-column-properties style:column-width="2.813cm" style:rel-column-width="10845*"/>
    </style:style>
    <style:style style:name="Таблица12.B" style:family="table-column">
      <style:table-column-properties style:column-width="5.687cm" style:rel-column-width="21922*"/>
    </style:style>
    <style:style style:name="Таблица12.C" style:family="table-column">
      <style:table-column-properties style:column-width="2.515cm" style:rel-column-width="9696*"/>
    </style:style>
    <style:style style:name="Таблица12.D" style:family="table-column">
      <style:table-column-properties style:column-width="5.985cm" style:rel-column-width="23072*"/>
    </style:style>
    <style:style style:name="Таблица12.A1" style:family="table-cell">
      <style:table-cell-properties fo:padding="0.097cm" fo:border="none"/>
    </style:style>
    <style:style style:name="Таблица12.7" style:family="table-row">
      <style:table-row-properties style:min-row-height="0.681cm"/>
    </style:style>
    <style:style style:name="P1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 fo:break-before="page"/>
      <style:text-properties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/>
      <style:text-properties style:font-name="Times New Roman1" fo:font-size="11pt" fo:language="ru" fo:country="RU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.011cm" style:contextual-spacing="false" fo:text-align="center" style:justify-single-word="false" fo:text-indent="0cm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.109cm" style:contextual-spacing="false" fo:text-align="center" style:justify-single-word="false" fo:text-indent="0cm" style:auto-text-indent="false"/>
      <style:text-properties style:font-name="Times New Roman1" fo:font-size="11pt" fo:language="ru" fo:country="RU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0cm" style:auto-text-indent="false" fo:break-before="page"/>
      <style:text-properties style:font-name="Times New Roman1" fo:font-size="11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1pt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1" fo:font-size="11pt" fo:font-weight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1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1pt" officeooo:paragraph-rsid="001d8091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fo:font-weight="normal" fo:background-color="#ffffff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fo:font-weight="bold" fo:background-color="transparent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fo:font-size="11pt" fo:language="en" fo:country="US" fo:font-weight="bold" fo:background-color="transparent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1" fo:font-size="11pt" fo:language="en" fo:country="US"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1" fo:font-size="10.5pt" style:font-size-asian="10.5pt" style:font-size-complex="10.5pt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 style:shadow="none"/>
      <style:text-properties fo:font-size="11pt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21" style:family="paragraph" style:parent-style-name="Text_20_body">
      <style:paragraph-properties fo:text-align="start" style:justify-single-word="false"/>
      <style:text-properties style:font-name="Times New Roman1" fo:font-size="11pt"/>
    </style:style>
    <style:style style:name="P22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</style:style>
    <style:style style:name="P23" style:family="paragraph" style:parent-style-name="Text_20_body">
      <style:paragraph-properties fo:margin-top="0cm" fo:margin-bottom="0.011cm" style:contextual-spacing="false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1pt" style:font-size-asian="11pt" style:font-size-complex="11pt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fo:font-size="11pt" officeooo:paragraph-rsid="001d8091" style:font-size-asian="11pt" style:font-size-complex="11pt"/>
    </style:style>
    <style:style style:name="P26" style:family="paragraph" style:parent-style-name="Table_20_Contents">
      <style:paragraph-properties fo:margin-top="0cm" fo:margin-bottom="0.199cm" style:contextual-spacing="false" fo:text-align="start" style:justify-single-word="false"/>
      <style:text-properties style:font-name="Times New Roman1" fo:font-size="11pt" fo:language="ru" fo:country="RU" fo:font-weight="bold" style:font-weight-asian="bold" style:font-weight-complex="bold"/>
    </style:style>
    <style:style style:name="P27" style:family="paragraph" style:parent-style-name="Text_20_body">
      <style:paragraph-properties fo:text-align="justify" style:justify-single-word="false" fo:break-before="page"/>
      <style:text-properties fo:font-size="11pt" style:font-size-asian="11pt" style:font-size-complex="11pt"/>
    </style:style>
    <style:style style:name="P28" style:family="paragraph" style:parent-style-name="Text_20_body">
      <style:paragraph-properties fo:margin-left="0cm" fo:margin-right="0.035cm" fo:margin-top="0cm" fo:margin-bottom="0cm" style:contextual-spacing="false" fo:text-indent="0cm" style:auto-text-indent="false"/>
      <style:text-properties fo:font-size="11pt" style:font-size-asian="11pt" style:font-size-complex="11pt"/>
    </style:style>
    <style:style style:name="P29" style:family="paragraph" style:parent-style-name="Text_20_body">
      <style:paragraph-properties fo:margin-left="0cm" fo:margin-right="0cm" fo:margin-top="0cm" fo:margin-bottom="0.011cm" style:contextual-spacing="false" fo:text-align="justify" style:justify-single-word="false" fo:text-indent="0.501cm" style:auto-text-indent="false"/>
      <style:text-properties fo:font-size="11pt"/>
    </style:style>
    <style:style style:name="P30" style:family="paragraph" style:parent-style-name="Text_20_body" style:list-style-name="L1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1" style:family="paragraph" style:parent-style-name="Text_20_body" style:list-style-name="L1">
      <style:paragraph-properties fo:margin-left="1.27cm" fo:margin-right="0cm" fo:margin-top="0cm" fo:margin-bottom="0.041cm" style:contextual-spacing="false" fo:text-align="center" style:justify-single-word="false" fo:text-indent="-0.635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2" style:family="paragraph" style:parent-style-name="Text_20_body" style:list-style-name="L1">
      <style:paragraph-properties fo:margin-left="1.27cm" fo:margin-right="0cm" fo:margin-top="0cm" fo:margin-bottom="0.041cm" style:contextual-spacing="false" fo:text-align="center" style:justify-single-word="false" fo:text-indent="-0.635cm" style:auto-text-indent="false"/>
      <style:text-properties fo:font-size="11pt" fo:font-weight="bold" style:font-size-asian="11pt" style:font-size-complex="11pt"/>
    </style:style>
    <style:style style:name="P33" style:family="paragraph" style:parent-style-name="Text_20_body" style:list-style-name="L1" style:master-page-name="">
      <style:paragraph-properties fo:margin-left="1.499cm" fo:margin-right="0cm" fo:text-align="justify" style:justify-single-word="false" fo:text-indent="-0.99cm" style:auto-text-indent="false" style:page-number="auto">
        <style:tab-stops>
          <style:tab-stop style:position="0.025cm"/>
        </style:tab-stops>
      </style:paragraph-properties>
      <style:text-properties fo:font-size="11pt" style:font-size-asian="11pt" style:font-size-complex="11pt"/>
    </style:style>
    <style:style style:name="P34" style:family="paragraph" style:parent-style-name="Text_20_body" style:list-style-name="L1">
      <style:paragraph-properties fo:margin-left="1.499cm" fo:margin-right="0cm" fo:text-align="justify" style:justify-single-word="false" fo:text-indent="-0.99cm" style:auto-text-indent="false">
        <style:tab-stops>
          <style:tab-stop style:position="0.025cm"/>
        </style:tab-stops>
      </style:paragraph-properties>
      <style:text-properties fo:font-size="11pt" style:font-size-asian="11pt" style:font-size-complex="11pt"/>
    </style:style>
    <style:style style:name="P35" style:family="paragraph" style:parent-style-name="Text_20_body" style:list-style-name="L1">
      <style:paragraph-properties fo:margin-left="1.499cm" fo:margin-right="0cm" fo:margin-top="0cm" fo:margin-bottom="0.011cm" style:contextual-spacing="false" fo:text-align="justify" style:justify-single-word="false" fo:text-indent="-0.99cm" style:auto-text-indent="false">
        <style:tab-stops>
          <style:tab-stop style:position="0.025cm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style:font-name="Times New Roman1" fo:font-size="11pt"/>
    </style:style>
    <style:style style:name="T2" style:family="text">
      <style:text-properties style:font-name="Times New Roman1" fo:font-size="11pt" fo:language="ru" fo:country="RU" fo:font-weight="bold" fo:background-color="transparent" loext:char-shading-value="0" style:font-weight-asian="bold" style:font-weight-complex="bold"/>
    </style:style>
    <style:style style:name="T3" style:family="text">
      <style:text-properties style:font-name="Times New Roman1" fo:font-size="11pt" fo:font-weight="bold"/>
    </style:style>
    <style:style style:name="T4" style:family="text">
      <style:text-properties style:font-name="Times New Roman1" fo:font-size="11pt" fo:language="en" fo:country="US" fo:font-weight="bold"/>
    </style:style>
    <style:style style:name="T5" style:family="text">
      <style:text-properties style:font-name="Times New Roman1" fo:font-weight="bold"/>
    </style:style>
    <style:style style:name="T6" style:family="text">
      <style:text-properties style:font-name="Times New Roman1" fo:language="ru" fo:country="RU" fo:font-weight="bold"/>
    </style:style>
    <style:style style:name="T7" style:family="text">
      <style:text-properties style:font-name="Times New Roman1" fo:language="ru" fo:country="RU" fo:font-weight="bold" style:font-weight-asian="bold" style:font-weight-complex="bold"/>
    </style:style>
    <style:style style:name="T8" style:family="text">
      <style:text-properties style:font-name="Times New Roman1" fo:font-weight="normal" style:font-weight-asian="normal" style:font-weight-complex="normal"/>
    </style:style>
    <style:style style:name="T9" style:family="text">
      <style:text-properties fo:language="en" fo:country="US" fo:font-weight="bold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size-asian="11pt" style:font-weight-asian="bold" style:font-size-complex="11pt" style:font-weight-complex="bold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Дополнительное соглашение </text:span><text:span text:style-name="T6">№ [NUMBER]</text:span></text:p>
      <text:p text:style-name="P2"/>
      <text:p text:style-name="P3"><text:span text:style-name="T7">к Договору на оказание платных образовательных услуг</text:span> </text:p>
      <text:p text:style-name="P2">№ [CONTRACT_NUMBER]</text:p>
      <text:p text:style-name="P2">от [CONTRACT_DATE]</text:p>
      <text:p text:style-name="P4"/>
      <table:table table:name="Таблица10" table:style-name="Таблица10">
        <table:table-column table:style-name="Таблица10.A"/>
        <table:table-column table:style-name="Таблица10.B"/>
        <table:table-row table:style-name="TableLine94697792448272">
          <table:table-cell table:style-name="Таблица10.A1" office:value-type="string">
            <text:p text:style-name="P19"><text:span text:style-name="T5">г. Москва</text:span> </text:p>
          </table:table-cell>
          <table:table-cell table:style-name="Таблица10.A1" office:value-type="string">
            <text:p text:style-name="P18">[DATE]</text:p>
          </table:table-cell>
        </table:table-row>
      </table:table>
      <text:p text:style-name="Standard"/>
      <text:p text:style-name="P29">АНО ДПО «Институт КЭМВИ – ДРК» в лице Ректора Бельченко В.Е., действующего на основании Устава и Лицензии на право ведения образовательной деятельности (серия 77Л010010389 регистрационный №039512 от 25 июля 2018 года, бессрочно), выданной Департаментом образования города Москвы (далее – Институт), с одной стороны, и <text:span text:style-name="T12">[STUDENT] </text:span>(далее – Обучающийся) и <text:span text:style-name="T12">[PRACTICE_BASIS]</text:span> (далее – «База Практики»), с другой стороны, совместно именуемые «Стороны» заключили настоящее дополнительное соглашение к Договору о нижеследующем:</text:p>
      <text:p text:style-name="P23"/>
      <text:list xml:id="list3079955773" text:style-name="L1">
        <text:list-item>
          <text:p text:style-name="P31">Предмет дополнительного соглашения</text:p>
          <text:list>
            <text:list-item>
              <text:p text:style-name="P33">Стороны принимают на себя взаимные обязательства по организации и проведению практической подготовки Обучающегося в Институте по следующим образовательным программам: <text:span text:style-name="T11">«[COURSE]».</text:span></text:p>
            </text:list-item>
            <text:list-item>
              <text:p text:style-name="P33">Практическая подготовка обучающихся включает виды учебной деятельности, предусмотренные образовательными программами, и связанные с необходимостью участия обучающихся в медицинской деятельности для достижения результатов освоения образовательных программ. </text:p>
            </text:list-item>
            <text:list-item>
              <text:p text:style-name="P33">База практики обязуется предоставить помещения для осуществления практической подготовки обучающихся по адресу: [ADDRESS].</text:p>
            </text:list-item>
            <text:list-item>
              <text:p text:style-name="P33">Стороны действуют и обязуются соблюдать положения Федерального закона от 29.12.2012 №273-ФЗ «Об образовании в Российской Федерации» (ст. 82 и иные), приказов Министерства здравоохранения Российской Федерации от 22.08.2013 № 585н «Об утверждении Порядка участия обучающихся по основным профессиональным образовательным программам и дополнительным профессиональным программам в оказании медицинской помощи гражданам и фармацевтической деятельности» и от 03.09.2013 № 620н «Об утверждении Порядка организации и проведения практической подготовки обучающихся по профессиональным образовательным программам медицинского образования, фармацевтического образования», а также положения иных применимых актов законодательства Российской Федерации.</text:p>
            </text:list-item>
          </text:list>
        </text:list-item>
      </text:list>
      <text:p text:style-name="P20"/>
      <text:list xml:id="list94938607854837" text:continue-numbering="true" text:style-name="L1">
        <text:list-item>
          <text:p text:style-name="P32">Порядок и условия использования имущества Сторон договора</text:p>
          <text:list>
            <text:list-item>
              <text:p text:style-name="P33">База практики предоставляет Институту на безвозмездной основе помещения, указанные в п.1.3 настоящего договора, для проведения практики Обучающегося, оборудованные в соответствии с нормами санитарной и пожарной безопасности, косметические средства, лекарственные препараты и оборудование, сертифицированные и зарегистрированные в соответствии с законодательством Российской Федерации, необходимые для получения обучающимися практических знаний и навыков в соответствии с учебным планом Программы.</text:p>
            </text:list-item>
            <text:list-item>
              <text:p text:style-name="P34">Стороны обязуются содержать совместно используемые помещения и оборудование в чистоте и порядке, не допускать порчи имущества, выполнять правила внутреннего распорядка, выполнять правила противопожарной безопасности и охраны труда, требования санитарно-гигиенических норм.</text:p>
            </text:list-item>
          </text:list>
        </text:list-item>
      </text:list>
      <text:p text:style-name="P20"/>
      <text:p text:style-name="P27"/>
      <text:list xml:id="list94937907350724" text:continue-numbering="true" text:style-name="L1">
        <text:list-item>
          <text:p text:style-name="P30">Порядок участия обучающихся в оказании специализированной медицинской помощи в области косметологии гражданам </text:p>
          <text:list>
            <text:list-item>
              <text:p text:style-name="P34">Участие Обучающегося в оказании специализированной медицинской помощи в области косметологии гражданам осуществляется под контролем работников Института, которые несут ответственность за проведение практической подготовки обучающихся и обеспечивают контроль за выполнением обучающимися работ, предусмотренных соответствующей программой практики, а также оказывают методическую помощь обучающимся при выполнении данных работ в порядке и на условиях, установленных законодательством Российской Федерации.</text:p>
            </text:list-item>
            <text:list-item>
              <text:p text:style-name="P34">Практическая подготовка обучающихся осуществляется при создании Институтом и Базой практики условий для успешного выполнения обучающимися всех видов учебной деятельности соответствующего периода учебного плана, предусматривающих теоретическую подготовку и приобретение практических навыков с использованием средств обучения, основанных на применении симуляционных технологий, в том числе фантомной и симуляционной техники, имитирующей медицинские вмешательства, в объеме, позволяющем выполнять определенные виды работ, предусмотренные соответствующей образовательной программой.</text:p>
            </text:list-item>
            <text:list-item>
              <text:p text:style-name="P35">К участию в оказании гражданам специализированной медицинской помощи в области косметологии допускаются обучающиеся:</text:p>
              <text:p text:style-name="P35">- успешно прошедшие необходимую теоретическую подготовку, предусмотренную образовательной программой;</text:p>
              <text:p text:style-name="P35">- имеющие практические навыки участия в оказании гражданам специализированной медицинской помощи в области косметологии, в том числе приобретенные на моделях (симуляторах);</text:p>
              <text:p text:style-name="P35">- прошедшие предварительные и периодические медицинские осмотры в порядке, утвержденном Министерством здравоохранения Российской Федерации.</text:p>
            </text:list-item>
            <text:list-item>
              <text:p text:style-name="P34">Обучающийся участвует в оказании гражданам специализированной медицинской помощи в области косметологии в форме ассистирования специалистам при оказании медицинских услуг, заполнении медицинской документации.</text:p>
            </text:list-item>
            <text:list-item>
              <text:p text:style-name="P34">Посещение практической подготовки обучающимися фиксируется в Журнале посещений.</text:p>
            </text:list-item>
            <text:list-item>
              <text:p text:style-name="P34">Обучающиеся во время практики присутствуют на приеме пациентов. Во время приема пациентов обучающийся выступает ассистентом в проведении процедур. Специалисты комментируют свои решения и действия по назначению и проведению процедур, контролируют профессиональные действия обучающихся, делятся с обучающимися опытом из амбулаторно-клинической практики.</text:p>
            </text:list-item>
            <text:list-item>
              <text:p text:style-name="P34">Обучающиеся могут быть допущены к самостоятельному выполнению процедур и манипуляций в рамках освоенных ими ранее дисциплин и приобретенных навыков.</text:p>
            </text:list-item>
            <text:list-item>
              <text:p text:style-name="P34">На обучающихся, проходящих практическую подготовку, распространяются правила охраны труда и правила внутреннего трудового распорядка, установленные Базой практики.</text:p>
            </text:list-item>
            <text:list-item>
              <text:p text:style-name="P34">Участие обучающихся в оказании специализированной медицинской помощи в области косметологии гражданам осуществляется при согласии пациентов или их законных представителей и соблюдении обучающимися медицинской этики.</text:p>
            </text:list-item>
            <text:list-item>
              <text:p text:style-name="P34">Институт определяет форму отчетности (дневник, отчет или иное) обучающихся Института о прохождении практической подготовки.</text:p>
            </text:list-item>
            <text:list-item>
              <text:p text:style-name="P34">Обучающиеся имеют права и несут обязанности, предусмотренные приказом Минздрава России от 22.08.2013 № 585н «Об утверждении Порядка участия обучающихся по основным профессиональным образовательным программам и дополнительным профессиональным программам в оказании медицинской помощи гражданам и в фармацевтической деятельности».</text:p>
            </text:list-item>
            <text:list-item>
              <text:p text:style-name="P34">Руководство практической подготовкой обучающихся Института осуществляет руководитель <text:soft-page-break/>практической подготовки, назначаемый из числа работников Института.</text:p>
            </text:list-item>
            <text:list-item>
              <text:p text:style-name="P35">Руководитель практической подготовки обучающихся Института:</text:p>
              <text:p text:style-name="P35">1) совместно с работником Базы практики, ответственным за проведение практической подготовки, несет персональную ответственность за проведение практической подготовки и соблюдение обучающимися Института правил охраны труда;</text:p>
              <text:p text:style-name="P35">2) обеспечивает контроль за правом обучающихся на выполнение определенных видов работ, предусмотренных соответствующей программой практики, на основании успешного выполнения обучающимися видов учебной деятельности;</text:p>
              <text:p text:style-name="P35">3) оказывает методическую помощь обучающимся Института при выполнении ими определенных видов работ, предусмотренных соответствующей программой практики;</text:p>
              <text:p text:style-name="P35">4) обеспечивает контроль за выполнением обучающимися определенных видов работ, предусмотренных соответствующей программой практики.</text:p>
            </text:list-item>
          </text:list>
        </text:list-item>
      </text:list>
      <text:p text:style-name="P22"/>
      <text:list xml:id="list94937201021728" text:continue-numbering="true" text:style-name="L1">
        <text:list-item>
          <text:p text:style-name="P30">Порядок участия работников Базы практики в образовательной деятельности</text:p>
          <text:list>
            <text:list-item>
              <text:p text:style-name="P34">Работники Базы практики осуществляют общий контроль за участием обучающегося в оказании специализированной медицинской помощи в области косметологии гражданам, несут ответственность за проведение практической подготовки обучающихся и обеспечивают контроль за выполнением обучающимися работ, предусмотренных соответствующей программой практики, а также оказывают методическую помощь обучающимся при выполнении данных работ в порядке и на условиях, установленных законодательством Российской Федерации.</text:p>
            </text:list-item>
            <text:list-item>
              <text:p text:style-name="P34">База практики обязуется оказывать содействие в максимальном формировании, закреплении, развитии практических навыков и компетенций у обучающихся в процессе выполнения работ, предусмотренных соответствующей программой практики.</text:p>
            </text:list-item>
            <text:list-item>
              <text:p text:style-name="P34">Обязанности по обеспечению безопасных условий труда обучающихся, участвующих в оказании специализированной медицинской помощи в области косметологии гражданам возлагаются на руководителя Базы практики.</text:p>
            </text:list-item>
            <text:list-item>
              <text:p text:style-name="P34">Работники Базы практики, на условиях, установленных законодательством Российской Федерации, оказывают методическую помощь обучающимся при выполнении работ, связанных с будущей профессиональной деятельностью.</text:p>
            </text:list-item>
            <text:list-item>
              <text:p text:style-name="P34">База практики из числа своих работников назначает работника, ответственного за организацию и проведение практической подготовки обучающихся Института. </text:p>
            </text:list-item>
            <text:list-item>
              <text:p text:style-name="P34">База практики обязуется при необходимости обеспечить обучающихся Института на время прохождения практической подготовки спецодеждой, спецобувью и другими индивидуальными средствами защиты по нормам, установленным для соответствующих работников за счет средств данного учреждения.</text:p>
            </text:list-item>
            <text:list-item>
              <text:p text:style-name="P34">База практики вправе прервать прохождение практики обучающегося в случае нарушения им правил внутреннего распорядка, правил пожарной безопасности, техники безопасности, санитарии и гигиены, профессиональной этики, а также в случае невыполнения плана и программы практики. В случае отстранения обучающегося от практики, База практики обязана уведомить об этом Институт в письменном виде в трехдневный срок.</text:p>
            </text:list-item>
          </text:list>
        </text:list-item>
      </text:list>
      <text:p text:style-name="P28"/>
      <text:list xml:id="list94938576127387" text:continue-numbering="true" text:style-name="L1">
        <text:list-item>
          <text:p text:style-name="P30">Срок действия Соглашения</text:p>
          <text:list>
            <text:list-item>
              <text:p text:style-name="P34">Настоящее Соглашение действует с момента его подписания до даты окончания действия Договора на оказание платных образовательных услуг.</text:p>
              <text:p text:style-name="P34"/>
            </text:list-item>
          </text:list>
        </text:list-item>
      </text:list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ext:soft-page-break/>
        <table:table-row table:style-name="TableLine94697792446224">
          <table:table-cell table:style-name="Таблица12.A1" table:number-columns-spanned="4" office:value-type="string">
            <text:p text:style-name="P5"><text:span text:style-name="T11">Реквизиты сторон</text:span> </text:p>
          </table:table-cell>
          <table:covered-table-cell/>
          <table:covered-table-cell/>
          <table:covered-table-cell/>
        </table:table-row>
        <table:table-row table:style-name="TableLine94697792605040">
          <table:table-cell table:style-name="Таблица12.A1" table:number-columns-spanned="2" office:value-type="string">
            <text:p text:style-name="P6">Институт:</text:p>
          </table:table-cell>
          <table:covered-table-cell/>
          <table:table-cell table:style-name="Таблица12.A1" table:number-columns-spanned="2" office:value-type="string">
            <text:p text:style-name="P6">База практики:</text:p>
          </table:table-cell>
          <table:covered-table-cell/>
        </table:table-row>
        <table:table-row table:style-name="TableLine94697792606144">
          <table:table-cell table:style-name="Таблица12.A1" office:value-type="string">
            <text:p text:style-name="P8">Название организации </text:p>
          </table:table-cell>
          <table:table-cell table:style-name="Таблица12.A1" office:value-type="string">
            <text:p text:style-name="P16"><text:span text:style-name="T11">АНО ДПО «Институт КЭМВИ – ДРК»</text:span> </text:p>
          </table:table-cell>
          <table:table-cell table:style-name="Таблица12.A1" table:number-columns-spanned="2" office:value-type="string">
            <text:p text:style-name="P15">[PRACTICE_BASIS]</text:p>
          </table:table-cell>
          <table:covered-table-cell/>
        </table:table-row>
        <table:table-row table:style-name="TableLine94697792607376">
          <table:table-cell table:style-name="Таблица12.A1" office:value-type="string">
            <text:p text:style-name="P8">Ректор </text:p>
          </table:table-cell>
          <table:table-cell table:style-name="Таблица12.A1" office:value-type="string">
            <text:p text:style-name="P8"><text:span text:style-name="T11">Бельченко Всеволод Евгеньевич</text:span> </text:p>
          </table:table-cell>
          <table:table-cell table:style-name="Таблица12.A1" table:number-columns-spanned="2" office:value-type="string">
            <text:p text:style-name="P24">ИНН: <text:span text:style-name="T10">[INN]</text:span></text:p>
            <text:p text:style-name="P24">КПП: <text:span text:style-name="T10">[KPP]</text:span></text:p>
          </table:table-cell>
          <table:covered-table-cell/>
        </table:table-row>
        <table:table-row table:style-name="TableLine94697792608240">
          <table:table-cell table:style-name="Таблица12.A1" office:value-type="string">
            <text:p text:style-name="P8">Юридический адрес: </text:p>
          </table:table-cell>
          <table:table-cell table:style-name="Таблица12.A1" office:value-type="string">
            <text:p text:style-name="P7">117485, г.Москва, </text:p>
            <text:p text:style-name="P8"><text:span text:style-name="T11">ул.Волгина, д.1</text:span> </text:p>
          </table:table-cell>
          <table:table-cell table:style-name="Таблица12.A1" office:value-type="string">
            <text:p text:style-name="P8">Адрес</text:p>
          </table:table-cell>
          <table:table-cell table:style-name="Таблица12.A1" office:value-type="string">
            <text:p text:style-name="P12">[ADDRESS]</text:p>
          </table:table-cell>
        </table:table-row>
        <table:table-row table:style-name="TableLine94697792609952">
          <table:table-cell table:style-name="Таблица12.A1" office:value-type="string">
            <text:p text:style-name="P8">БАНК: </text:p>
          </table:table-cell>
          <table:table-cell table:style-name="Таблица12.A1" office:value-type="string">
            <text:p text:style-name="P8"><text:span text:style-name="T11">АО «АЛЬФА-БАНК»</text:span> </text:p>
          </table:table-cell>
          <table:table-cell table:style-name="Таблица12.A1" table:number-columns-spanned="2" office:value-type="string">
            <text:p text:style-name="Standard"><text:span text:style-name="T1">Банковские реквизиты:</text:span> </text:p>
          </table:table-cell>
          <table:covered-table-cell/>
        </table:table-row>
        <table:table-row table:style-name="Таблица12.7">
          <table:table-cell table:style-name="Таблица12.A1" table:number-columns-spanned="2" office:value-type="string">
            <text:p text:style-name="P25"><text:span text:style-name="T8">ИНН:</text:span><text:span text:style-name="T5"> 7728434782</text:span><text:span text:style-name="T11"> <text:s text:c="3"/></text:span><text:span text:style-name="T14">КПП: </text:span><text:span text:style-name="T11"><text:s/>772801001</text:span></text:p>
          </table:table-cell>
          <table:covered-table-cell/>
          <table:table-cell table:style-name="Таблица12.A1" office:value-type="string">
            <text:p text:style-name="Standard">Р/с</text:p>
          </table:table-cell>
          <table:table-cell table:style-name="Таблица12.A1" office:value-type="string">
            <text:p text:style-name="P13">[ACCOUNT]</text:p>
          </table:table-cell>
        </table:table-row>
        <table:table-row table:style-name="TableLine94697792611968">
          <table:table-cell table:style-name="Таблица12.A1" table:number-columns-spanned="2" office:value-type="string">
            <text:p text:style-name="P9">Расчетный счет: <text:span text:style-name="T13">40703810101880000013</text:span> </text:p>
          </table:table-cell>
          <table:covered-table-cell/>
          <table:table-cell table:style-name="Таблица12.A1" office:value-type="string">
            <text:p text:style-name="P8">Банк</text:p>
          </table:table-cell>
          <table:table-cell table:style-name="Таблица12.A1" office:value-type="string">
            <text:p text:style-name="P13">[BANK]</text:p>
          </table:table-cell>
        </table:table-row>
        <table:table-row table:style-name="TableLine94697792612896">
          <table:table-cell table:style-name="Таблица12.A1" office:value-type="string">
            <text:p text:style-name="P8">БИК: </text:p>
          </table:table-cell>
          <table:table-cell table:style-name="Таблица12.A1" office:value-type="string">
            <text:p text:style-name="P6">044525593 </text:p>
          </table:table-cell>
          <table:table-cell table:style-name="Таблица12.A1" office:value-type="string">
            <text:p text:style-name="Standard">БИК</text:p>
          </table:table-cell>
          <table:table-cell table:style-name="Таблица12.A1" office:value-type="string">
            <text:p text:style-name="P14">[BIK]</text:p>
          </table:table-cell>
        </table:table-row>
        <table:table-row table:style-name="TableLine94697792613952">
          <table:table-cell table:style-name="Таблица12.A1" office:value-type="string">
            <text:p text:style-name="P8">Кор.счет: </text:p>
          </table:table-cell>
          <table:table-cell table:style-name="Таблица12.A1" office:value-type="string">
            <text:p text:style-name="P6">30101810200000000593 </text:p>
          </table:table-cell>
          <table:table-cell table:style-name="Таблица12.A1" office:value-type="string">
            <text:p text:style-name="Standard">К/с</text:p>
          </table:table-cell>
          <table:table-cell table:style-name="Таблица12.A1" office:value-type="string">
            <text:p text:style-name="P13">[CORRESPONDENT_ACCOUNT]</text:p>
          </table:table-cell>
        </table:table-row>
        <table:table-row table:style-name="TableLine94697792615040">
          <table:table-cell table:style-name="Таблица12.A1" office:value-type="string">
            <text:p text:style-name="P8">Контактная информация: </text:p>
          </table:table-cell>
          <table:table-cell table:style-name="Таблица12.A1" office:value-type="string">
            <text:p text:style-name="P21"><text:span text:style-name="T9">e-mail: </text:span><text:a xlink:type="simple" xlink:href="mailto:info@cosmeticru.com" text:style-name="Internet_20_link" text:visited-style-name="Visited_20_Internet_20_Link">info@cosmeticru.com</text:a> </text:p>
            <text:p text:style-name="Text_20_body"><text:span text:style-name="T3">тел</text:span><text:span text:style-name="T4">.: (495) 374-64-38</text:span> </text:p>
          </table:table-cell>
          <table:table-cell table:style-name="Таблица12.A1" office:value-type="string">
            <text:p text:style-name="P8">Контактная информация:</text:p>
          </table:table-cell>
          <table:table-cell table:style-name="Таблица12.A1" office:value-type="string">
            <text:p text:style-name="P26">[PHONE]</text:p>
            <text:p text:style-name="P12">[EMAIL]</text:p>
          </table:table-cell>
        </table:table-row>
        <table:table-row table:style-name="TableLine94697792611616">
          <table:table-cell table:style-name="Таблица12.A1" office:value-type="string">
            <text:p text:style-name="P8">Фактический адрес: </text:p>
          </table:table-cell>
          <table:table-cell table:style-name="Таблица12.A1" office:value-type="string">
            <text:p text:style-name="P8"><text:span text:style-name="T11">105062, г.Москва, Лялин пер., д.3, стр.3</text:span> </text:p>
          </table:table-cell>
          <table:table-cell table:style-name="Таблица12.A1" office:value-type="string">
            <text:p text:style-name="P8"/>
          </table:table-cell>
          <table:table-cell table:style-name="Таблица12.A1" office:value-type="string">
            <text:p text:style-name="P10"/>
          </table:table-cell>
        </table:table-row>
        <table:table-row table:style-name="TableLine94697792616944">
          <table:table-cell table:style-name="Таблица12.A1" table:number-columns-spanned="2" office:value-type="string">
            <text:p text:style-name="P8">Подпись ___________________ М.П.</text:p>
          </table:table-cell>
          <table:covered-table-cell/>
          <table:table-cell table:style-name="Таблица12.A1" table:number-columns-spanned="2" office:value-type="string">
            <text:p text:style-name="P8">Подпись ___________________ М.П.</text:p>
          </table:table-cell>
          <table:covered-table-cell/>
        </table:table-row>
        <table:table-row table:style-name="TableLine94697792617760">
          <table:table-cell table:style-name="Таблица12.A1" table:number-columns-spanned="4" office:value-type="string">
            <text:p text:style-name="P6">Обучающийся:</text:p>
            <text:p text:style-name="P17">ФИО: <text:s text:c="21"/><text:span text:style-name="T2">[STUDENT]</text:span></text:p>
            <text:p text:style-name="P11">Подпись <text:s text:c="13"/>________________________ Расшифровка _______________________________</text:p>
          </table:table-cell>
          <table:covered-table-cell/>
          <table:covered-table-cell/>
          <table:covered-table-cell/>
        </table:table-row>
      </table:table>
      <text:p text:style-name="Standard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дрей </meta:initial-creator>
    <meta:creation-date>2016-03-15T13:41:49.29</meta:creation-date>
    <dc:date>2021-01-15T09:49:36.467424001</dc:date>
    <meta:editing-duration>PT49M26S</meta:editing-duration>
    <meta:editing-cycles>22</meta:editing-cycles>
    <meta:generator>LibreOffice/7.0.4.2$Linux_X86_64 LibreOffice_project/00$Build-2</meta:generator>
    <meta:document-statistic meta:table-count="2" meta:image-count="0" meta:object-count="0" meta:page-count="4" meta:paragraph-count="91" meta:word-count="1144" meta:character-count="10214" meta:non-whitespace-character-count="9124"/>
  </office:meta>
</office:document-meta>
</file>